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35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2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24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124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6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71"/>
        <table:table-column table:style-name="co16" table:number-columns-repeated="65" table:default-cell-style-name="ce171"/>
        <table:table-column table:style-name="co16" table:number-columns-repeated="768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393882712548083" calcext:value-type="percentage">
            <text:p>39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07" calcext:value-type="date" table:number-columns-spanned="4" table:number-rows-spanned="1">
            <text:p>Wednesday, June 7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6]*0.05+[.G32]*0.05+[.G40]*0.1+[.G54]*0.1+[.G68]*0.1+[.G81]*0.1+[.G91]*0.2+[.G102]*0.2)" office:value-type="percentage" office:value="0.393882712548083" calcext:value-type="percentage">
            <text:p>39%</text:p>
          </table:table-cell>
          <table:table-cell table:style-name="ce118" table:content-validation-name="val1" table:formula="of:=[.F10]-[.D10]+1" office:value-type="float" office:value="419" calcext:value-type="float">
            <text:p>419</text:p>
          </table:table-cell>
          <table:table-cell table:style-name="ce164" table:content-validation-name="val1" table:formula="of:=IF(ISNUMBER([.E10]);ROUNDDOWN([.E10]*[.G10];0);&quot;&quot;)" office:value-type="float" office:value="118" calcext:value-type="float">
            <text:p>118</text:p>
          </table:table-cell>
          <table:table-cell table:style-name="ce164" table:content-validation-name="val1" table:formula="of:=[.H10]-[.I10]" office:value-type="float" office:value="301" calcext:value-type="float">
            <text:p>301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1-07" calcext:value-type="date">
            <text:p>07-Jan-2024</text:p>
          </table:table-cell>
          <table:table-cell table:style-name="ce119" table:content-validation-name="val1" table:formula="of:=NETWORKDAYS([.D11];[.F11];Holidays)" office:value-type="float" office:value="149" calcext:value-type="float">
            <text:p>149</text:p>
          </table:table-cell>
          <table:table-cell table:style-name="ce110" table:content-validation-name="val1" office:value-type="date" office:date-value="2024-08-01" calcext:value-type="date">
            <text:p>01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208" calcext:value-type="float">
            <text:p>208</text:p>
          </table:table-cell>
          <table:table-cell table:style-name="ce168" table:content-validation-name="val1" table:formula="of:=SUM([.I12:.I21])" office:value-type="float" office:value="56" calcext:value-type="float">
            <text:p>56</text:p>
          </table:table-cell>
          <table:table-cell table:style-name="ce168" table:content-validation-name="val1" table:formula="of:=[.H11]-[.I11]" office:value-type="float" office:value="152" calcext:value-type="float">
            <text:p>152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15]);[.F15]-[.D15]+1;&quot;&quot;)">
            <text:p/>
          </table:table-cell>
          <table:table-cell table:style-name="ce164" table:content-validation-name="val1" table:formula="of:=IF(ISNUMBER([.E15]);ROUNDDOWN([.E15]*[.G1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18]);[.F18]-[.D18]+1;&quot;&quot;)">
            <text:p/>
          </table:table-cell>
          <table:table-cell table:style-name="ce164" table:content-validation-name="val1" table:formula="of:=IF(ISNUMBER([.E18]);ROUNDDOWN([.E18]*[.G1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4" calcext:value-type="float">
            <text:p>4</text:p>
          </table:table-cell>
          <table:table-cell table:number-columns-repeated="2"/>
          <table:table-cell table:style-name="ce173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number-columns-repeated="2"/>
          <table:table-cell table:style-name="ce173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22]);[.F22]-[.D22]+1;&quot;&quot;)">
            <text:p/>
          </table:table-cell>
          <table:table-cell table:style-name="ce164" table:content-validation-name="val1" table:formula="of:=IF(ISNUMBER([.E22]);ROUNDDOWN([.E22]*[.G2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3]);[.F23]-[.D23]+1;&quot;&quot;)" office:value-type="float" office:value="32" calcext:value-type="float">
            <text:p>32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6];[.F26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7:.G29];[.E27:.E29])/SUM([.E27:.E29])" office:value-type="percentage" office:value="1" calcext:value-type="percentage">
            <text:p>100%</text:p>
          </table:table-cell>
          <table:table-cell table:style-name="ce165" table:content-validation-name="val1" table:formula="of:=[.F26]-[.D26]+1" office:value-type="float" office:value="32" calcext:value-type="float">
            <text:p>32</text:p>
          </table:table-cell>
          <table:table-cell table:style-name="ce168" table:content-validation-name="val1" table:formula="of:=SUM([.I27:.I28])" office:value-type="float" office:value="22" calcext:value-type="float">
            <text:p>22</text:p>
          </table:table-cell>
          <table:table-cell table:style-name="ce168" table:content-validation-name="val1" table:formula="of:=[.H26]-[.I26]" office:value-type="float" office:value="10" calcext:value-type="float">
            <text:p>10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27]);[.F27]-[.D27]+1;&quot;&quot;)">
            <text:p/>
          </table:table-cell>
          <table:table-cell table:style-name="ce164" table:content-validation-name="val1" table:formula="of:=IF(ISNUMBER([.E27]);ROUNDDOWN([.E27]*[.G2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169" table:content-validation-name="val1" table:formula="of:=IF(ISNUMBER([.E28]);ROUNDDOWN([.E28]*[.G28];0);&quot;&quot;)" office:value-type="float" office:value="22" calcext:value-type="float">
            <text:p>22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9];[.F2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9]);[.F29]-[.D29]+1;&quot;&quot;)" office:value-type="float" office:value="32" calcext:value-type="float">
            <text:p>32</text:p>
          </table:table-cell>
          <table:table-cell table:style-name="ce169" table:content-validation-name="val1" table:formula="of:=IF(ISNUMBER([.E29]);ROUNDDOWN([.E29]*[.G29];0);&quot;&quot;)" office:value-type="float" office:value="22" calcext:value-type="float">
            <text:p>22</text:p>
          </table:table-cell>
          <table:table-cell table:style-name="ce170" table:content-validation-name="val1" table:formula="of:=[.H29]-[.I29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2];[.F32];Holidays)" office:value-type="float" office:value="6" calcext:value-type="float">
            <text:p>6</text:p>
          </table:table-cell>
          <table:table-cell table:style-name="ce110" table:content-validation-name="val1" office:value-type="date" office:date-value="2024-09-30" calcext:value-type="date">
            <text:p>30-Sep-2024</text:p>
          </table:table-cell>
          <table:table-cell table:style-name="ce141" table:content-validation-name="val1" table:formula="of:=SUMPRODUCT([.G33:.G37];[.E33:.E37])/SUM([.E33:.E37])" office:value-type="percentage" office:value="1" calcext:value-type="percentage">
            <text:p>100%</text:p>
          </table:table-cell>
          <table:table-cell table:style-name="ce165" table:content-validation-name="val1" table:formula="of:=[.F32]-[.D32]+1" office:value-type="float" office:value="8" calcext:value-type="float">
            <text:p>8</text:p>
          </table:table-cell>
          <table:table-cell table:style-name="ce168" table:content-validation-name="val1" table:formula="of:=SUM([.I33:.I35])" office:value-type="float" office:value="12" calcext:value-type="float">
            <text:p>12</text:p>
          </table:table-cell>
          <table:table-cell table:style-name="ce168" table:content-validation-name="val1" table:formula="of:=[.H32]-[.I32]" office:value-type="float" office:value="-4" calcext:value-type="float">
            <text:p>-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18" table:content-validation-name="val1" table:formula="of:=IF(ISNUMBER([.F33]);[.F33]-[.D33]+1;&quot;&quot;)">
            <text:p/>
          </table:table-cell>
          <table:table-cell table:style-name="ce164" table:content-validation-name="val1" table:formula="of:=IF(ISNUMBER([.E33]);ROUNDDOWN([.E33]*[.G3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4];[.F34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4]);[.F34]-[.D34]+1;&quot;&quot;)" office:value-type="float" office:value="8" calcext:value-type="float">
            <text:p>8</text:p>
          </table:table-cell>
          <table:table-cell table:style-name="ce169" table:content-validation-name="val1" table:formula="of:=IF(ISNUMBER([.E34]);ROUNDDOWN([.E34]*[.G34];0);&quot;&quot;)" office:value-type="float" office:value="6" calcext:value-type="float">
            <text:p>6</text:p>
          </table:table-cell>
          <table:table-cell table:style-name="ce170" table:content-validation-name="val1" table:formula="of:=[.H34]-[.I34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169" table:content-validation-name="val1" table:formula="of:=IF(ISNUMBER([.E35]);ROUNDDOWN([.E35]*[.G35];0);&quot;&quot;)" office:value-type="float" office:value="6" calcext:value-type="float">
            <text:p>6</text:p>
          </table:table-cell>
          <table:table-cell table:style-name="ce170" table:content-validation-name="val1" table:formula="of:=[.H35]-[.I35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/>
          <table:table-cell table:style-name="ce164" table:content-validation-name="val1" table:formula="of:=IF(ISNUMBER([.E36]);ROUNDDOWN([.E36]*[.G36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5" calcext:value-type="date">
            <text:p>25-Sep-2024</text:p>
          </table:table-cell>
          <table:table-cell table:style-name="ce121" table:content-validation-name="val1" table:formula="of:=NETWORKDAYS([.D37];[.F37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7]);[.F37]-[.D37]+1;&quot;&quot;)" office:value-type="float" office:value="14" calcext:value-type="float">
            <text:p>14</text:p>
          </table:table-cell>
          <table:table-cell table:style-name="ce169" table:content-validation-name="val1" table:formula="of:=IF(ISNUMBER([.E37]);ROUNDDOWN([.E37]*[.G37];0);&quot;&quot;)" office:value-type="float" office:value="10" calcext:value-type="float">
            <text:p>10</text:p>
          </table:table-cell>
          <table:table-cell table:style-name="ce170" table:content-validation-name="val1" table:formula="of:=[.H37]-[.I37]" office:value-type="float" office:value="4" calcext:value-type="float">
            <text:p>4</text:p>
          </table:table-cell>
          <table:table-cell table:number-columns-repeated="3"/>
          <table:table-cell table:style-name="ce178" table:number-columns-repeated="2"/>
          <table:table-cell table:number-columns-repeated="241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6">
          <table:table-cell table:number-columns-repeated="3"/>
          <table:table-cell table:style-name="ce113"/>
          <table:table-cell table:style-name="ce1"/>
          <table:table-cell table:style-name="ce113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40];[.F40];Holidays)" office:value-type="float" office:value="40" calcext:value-type="float">
            <text:p>40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44" table:content-validation-name="val1" table:formula="of:=SUMPRODUCT([.G41:.G51];[.E41:.E51])/SUM([.E41:.E51])" office:value-type="percentage" office:value="0.444444444444444" calcext:value-type="percentage">
            <text:p>44%</text:p>
          </table:table-cell>
          <table:table-cell table:style-name="ce165" table:content-validation-name="val1" table:formula="of:=[.F40]-[.D40]+1" office:value-type="float" office:value="54" calcext:value-type="float">
            <text:p>54</text:p>
          </table:table-cell>
          <table:table-cell table:style-name="ce168" table:content-validation-name="val1" table:formula="of:=SUM([.I41:.I43])" office:value-type="float" office:value="40" calcext:value-type="float">
            <text:p>40</text:p>
          </table:table-cell>
          <table:table-cell table:style-name="ce168" table:content-validation-name="val1" table:formula="of:=[.H40]-[.I40]" office:value-type="float" office:value="14" calcext:value-type="float">
            <text:p>1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18" table:content-validation-name="val1" table:formula="of:=IF(ISNUMBER([.F41]);[.F41]-[.D41]+1;&quot;&quot;)">
            <text:p/>
          </table:table-cell>
          <table:table-cell table:style-name="ce164" table:content-validation-name="val1" table:formula="of:=IF(ISNUMBER([.E41]);ROUNDDOWN([.E41]*[.G41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54" calcext:value-type="float">
            <text:p>54</text:p>
          </table:table-cell>
          <table:table-cell table:style-name="ce169" table:content-validation-name="val1" table:formula="of:=IF(ISNUMBER([.E42]);ROUNDDOWN([.E42]*[.G42];0);&quot;&quot;)" office:value-type="float" office:value="40" calcext:value-type="float">
            <text:p>40</text:p>
          </table:table-cell>
          <table:table-cell table:style-name="ce170" table:content-validation-name="val1" table:formula="of:=[.H42]-[.I42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3];[.F43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3]);[.F43]-[.D43]+1;&quot;&quot;)" office:value-type="float" office:value="54" calcext:value-type="float">
            <text:p>54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4];[.F4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4]);[.F44]-[.D44]+1;&quot;&quot;)" office:value-type="float" office:value="54" calcext:value-type="float">
            <text:p>54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5];[.F4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5]);[.F45]-[.D45]+1;&quot;&quot;)" office:value-type="float" office:value="54" calcext:value-type="float">
            <text:p>54</text:p>
          </table:table-cell>
          <table:table-cell table:style-name="ce169" table:content-validation-name="val1" table:formula="of:=IF(ISNUMBER([.E45]);ROUNDDOWN([.E45]*[.G45];0);&quot;&quot;)" office:value-type="float" office:value="40" calcext:value-type="float">
            <text:p>40</text:p>
          </table:table-cell>
          <table:table-cell table:style-name="ce170" table:content-validation-name="val1" table:formula="of:=[.H45]-[.I45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6];[.F4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6]);[.F46]-[.D46]+1;&quot;&quot;)" office:value-type="float" office:value="54" calcext:value-type="float">
            <text:p>54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18" table:content-validation-name="val1"/>
          <table:table-cell table:style-name="ce164" table:content-validation-name="val1" table:formula="of:=IF(ISNUMBER([.E47]);ROUNDDOWN([.E47]*[.G4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8];[.F48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8]);[.F48]-[.D48]+1;&quot;&quot;)" office:value-type="float" office:value="54" calcext:value-type="float">
            <text:p>54</text:p>
          </table:table-cell>
          <table:table-cell table:style-name="ce169" table:content-validation-name="val1" table:formula="of:=IF(ISNUMBER([.E48]);ROUNDDOWN([.E48]*[.G48];0);&quot;&quot;)" office:value-type="float" office:value="40" calcext:value-type="float">
            <text:p>40</text:p>
          </table:table-cell>
          <table:table-cell table:style-name="ce170" table:content-validation-name="val1" table:formula="of:=[.H48]-[.I48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9];[.F49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9]);[.F49]-[.D49]+1;&quot;&quot;)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40" calcext:value-type="float">
            <text:p>40</text:p>
          </table:table-cell>
          <table:table-cell table:style-name="ce170" table:content-validation-name="val1" table:formula="of:=[.H49]-[.I49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0];[.F50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54" calcext:value-type="float">
            <text:p>54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1];[.F51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54" calcext:value-type="float">
            <text:p>54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3" table:content-validation-name="val1" table:number-columns-repeated="2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 and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4];[.F5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5:.G65];[.E55:.E65])/SUM([.E55:.E65])" office:value-type="percentage" office:value="0.678790983606557" calcext:value-type="percentage">
            <text:p>68%</text:p>
          </table:table-cell>
          <table:table-cell table:style-name="ce165" table:content-validation-name="val1" table:formula="of:=[.F54]-[.D54]+1" office:value-type="float" office:value="266" calcext:value-type="float">
            <text:p>266</text:p>
          </table:table-cell>
          <table:table-cell table:style-name="ce168" table:content-validation-name="val1" table:formula="of:=SUM([.I55:.I57])" office:value-type="float" office:value="120" calcext:value-type="float">
            <text:p>120</text:p>
          </table:table-cell>
          <table:table-cell table:style-name="ce168" table:content-validation-name="val1" table:formula="of:=[.H54]-[.I54]" office:value-type="float" office:value="146" calcext:value-type="float">
            <text:p>14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18" table:content-validation-name="val1" table:formula="of:=IF(ISNUMBER([.F55]);[.F55]-[.D55]+1;&quot;&quot;)">
            <text:p/>
          </table:table-cell>
          <table:table-cell table:style-name="ce164" table:content-validation-name="val1" table:formula="of:=IF(ISNUMBER([.E55]);ROUNDDOWN([.E55]*[.G5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6];[.F56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6]);[.F56]-[.D56]+1;&quot;&quot;)" office:value-type="float" office:value="84" calcext:value-type="float">
            <text:p>84</text:p>
          </table:table-cell>
          <table:table-cell table:style-name="ce169" table:content-validation-name="val1" table:formula="of:=IF(ISNUMBER([.E56]);ROUNDDOWN([.E56]*[.G56];0);&quot;&quot;)" office:value-type="float" office:value="60" calcext:value-type="float">
            <text:p>60</text:p>
          </table:table-cell>
          <table:table-cell table:style-name="ce170" table:content-validation-name="val1" table:formula="of:=[.H56]-[.I56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7]);[.F57]-[.D57]+1;&quot;&quot;)" office:value-type="float" office:value="84" calcext:value-type="float">
            <text:p>84</text:p>
          </table:table-cell>
          <table:table-cell table:style-name="ce169" table:content-validation-name="val1" table:formula="of:=IF(ISNUMBER([.E57]);ROUNDDOWN([.E57]*[.G57];0);&quot;&quot;)" office:value-type="float" office:value="60" calcext:value-type="float">
            <text:p>60</text:p>
          </table:table-cell>
          <table:table-cell table:style-name="ce170" table:content-validation-name="val1" table:formula="of:=[.H57]-[.I57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8]);[.F58]-[.D58]+1;&quot;&quot;)" office:value-type="float" office:value="84" calcext:value-type="float">
            <text:p>84</text:p>
          </table:table-cell>
          <table:table-cell table:style-name="ce169" table:content-validation-name="val1" table:formula="of:=IF(ISNUMBER([.E58]);ROUNDDOWN([.E58]*[.G58];0);&quot;&quot;)" office:value-type="float" office:value="60" calcext:value-type="float">
            <text:p>60</text:p>
          </table:table-cell>
          <table:table-cell table:style-name="ce170" table:content-validation-name="val1" table:formula="of:=[.H58]-[.I58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9];[.F59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59]);[.F59]-[.D59]+1;&quot;&quot;)" office:value-type="float" office:value="84" calcext:value-type="float">
            <text:p>84</text:p>
          </table:table-cell>
          <table:table-cell table:style-name="ce169" table:content-validation-name="val1" table:formula="of:=IF(ISNUMBER([.E59]);ROUNDDOWN([.E59]*[.G59];0);&quot;&quot;)" office:value-type="float" office:value="30" calcext:value-type="float">
            <text:p>3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0];[.F6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0]);[.F60]-[.D60]+1;&quot;&quot;)" office:value-type="float" office:value="84" calcext:value-type="float">
            <text:p>84</text:p>
          </table:table-cell>
          <table:table-cell table:style-name="ce169" table:content-validation-name="val1" table:formula="of:=IF(ISNUMBER([.E60]);ROUNDDOWN([.E60]*[.G60];0);&quot;&quot;)" office:value-type="float" office:value="30" calcext:value-type="float">
            <text:p>30</text:p>
          </table:table-cell>
          <table:table-cell table:style-name="ce170" table:content-validation-name="val1" table:formula="of:=[.H60]-[.I60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18" table:content-validation-name="val1"/>
          <table:table-cell table:style-name="ce164" table:content-validation-name="val1" table:formula="of:=IF(ISNUMBER([.E61]);ROUNDDOWN([.E61]*[.G61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2];[.F62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2]);[.F62]-[.D62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2]);ROUNDDOWN([.E62]*[.G62];0);&quot;&quot;)" office:value-type="float" office:value="169" calcext:value-type="float">
            <text:p>169</text:p>
          </table:table-cell>
          <table:table-cell table:style-name="ce170" table:content-validation-name="val1" table:formula="of:=[.H62]-[.I62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3];[.F63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3]);[.F63]-[.D63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3]);ROUNDDOWN([.E63]*[.G63];0);&quot;&quot;)" office:value-type="float" office:value="169" calcext:value-type="float">
            <text:p>169</text:p>
          </table:table-cell>
          <table:table-cell table:style-name="ce170" table:content-validation-name="val1" table:formula="of:=[.H63]-[.I63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4];[.F64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4]);[.F64]-[.D64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4]);ROUNDDOWN([.E64]*[.G64];0);&quot;&quot;)" office:value-type="float" office:value="84" calcext:value-type="float">
            <text:p>84</text:p>
          </table:table-cell>
          <table:table-cell table:style-name="ce170" table:content-validation-name="val1" table:formula="of:=[.H64]-[.I64]" office:value-type="float" office:value="151" calcext:value-type="float">
            <text:p>151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5];[.F65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235" calcext:value-type="float">
            <text:p>235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 and 2 (Weight=10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68];[.F68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9:.G78];[.E69:.E78])/SUM([.E69:.E78])" office:value-type="percentage" office:value="0.331632653061224" calcext:value-type="percentage">
            <text:p>33%</text:p>
          </table:table-cell>
          <table:table-cell table:style-name="ce165" table:content-validation-name="val1" table:formula="of:=[.F68]-[.D68]+1" office:value-type="float" office:value="266" calcext:value-type="float">
            <text:p>266</text:p>
          </table:table-cell>
          <table:table-cell table:style-name="ce168" table:content-validation-name="val1" table:formula="of:=SUM([.I69:.I71])" office:value-type="float" office:value="120" calcext:value-type="float">
            <text:p>120</text:p>
          </table:table-cell>
          <table:table-cell table:style-name="ce168" table:content-validation-name="val1" table:formula="of:=[.H68]-[.I68]" office:value-type="float" office:value="146" calcext:value-type="float">
            <text:p>14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18" table:content-validation-name="val1" table:formula="of:=IF(ISNUMBER([.F69]);[.F69]-[.D69]+1;&quot;&quot;)">
            <text:p/>
          </table:table-cell>
          <table:table-cell table:style-name="ce164" table:content-validation-name="val1" table:formula="of:=IF(ISNUMBER([.E69]);ROUNDDOWN([.E69]*[.G6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0];[.F7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0]);[.F70]-[.D70]+1;&quot;&quot;)" office:value-type="float" office:value="84" calcext:value-type="float">
            <text:p>84</text:p>
          </table:table-cell>
          <table:table-cell table:style-name="ce169" table:content-validation-name="val1" table:formula="of:=IF(ISNUMBER([.E70]);ROUNDDOWN([.E70]*[.G70];0);&quot;&quot;)" office:value-type="float" office:value="60" calcext:value-type="float">
            <text:p>60</text:p>
          </table:table-cell>
          <table:table-cell table:style-name="ce170" table:content-validation-name="val1" table:formula="of:=[.H70]-[.I70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1];[.F7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1]);[.F71]-[.D71]+1;&quot;&quot;)" office:value-type="float" office:value="84" calcext:value-type="float">
            <text:p>84</text:p>
          </table:table-cell>
          <table:table-cell table:style-name="ce169" table:content-validation-name="val1" table:formula="of:=IF(ISNUMBER([.E71]);ROUNDDOWN([.E71]*[.G71];0);&quot;&quot;)" office:value-type="float" office:value="60" calcext:value-type="float">
            <text:p>60</text:p>
          </table:table-cell>
          <table:table-cell table:style-name="ce170" table:content-validation-name="val1" table:formula="of:=[.H71]-[.I71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2];[.F72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2]);[.F72]-[.D72]+1;&quot;&quot;)" office:value-type="float" office:value="84" calcext:value-type="float">
            <text:p>84</text:p>
          </table:table-cell>
          <table:table-cell table:style-name="ce169" table:content-validation-name="val1" table:formula="of:=IF(ISNUMBER([.E72]);ROUNDDOWN([.E72]*[.G72];0);&quot;&quot;)" office:value-type="float" office:value="60" calcext:value-type="float">
            <text:p>60</text:p>
          </table:table-cell>
          <table:table-cell table:style-name="ce170" table:content-validation-name="val1" table:formula="of:=[.H72]-[.I72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3];[.F73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73]);[.F73]-[.D73]+1;&quot;&quot;)" office:value-type="float" office:value="84" calcext:value-type="float">
            <text:p>84</text:p>
          </table:table-cell>
          <table:table-cell table:style-name="ce169" table:content-validation-name="val1" table:formula="of:=IF(ISNUMBER([.E73]);ROUNDDOWN([.E73]*[.G73];0);&quot;&quot;)" office:value-type="float" office:value="15" calcext:value-type="float">
            <text:p>15</text:p>
          </table:table-cell>
          <table:table-cell table:style-name="ce170" table:content-validation-name="val1" table:formula="of:=[.H73]-[.I73]" office:value-type="float" office:value="69" calcext:value-type="float">
            <text:p>69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18" table:content-validation-name="val1"/>
          <table:table-cell table:style-name="ce164" table:content-validation-name="val1" table:formula="of:=IF(ISNUMBER([.E74]);ROUNDDOWN([.E74]*[.G74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5];[.F7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5]);[.F75]-[.D7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5]);ROUNDDOWN([.E75]*[.G75];0);&quot;&quot;)" office:value-type="float" office:value="0" calcext:value-type="float">
            <text:p>0</text:p>
          </table:table-cell>
          <table:table-cell table:style-name="ce170" table:content-validation-name="val1" table:formula="of:=[.H75]-[.I75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6];[.F7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6]);[.F76]-[.D76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7];[.F7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7]);[.F77]-[.D77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8];[.F7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8]);[.F78]-[.D7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52" table:content-validation-name="val1"/>
          <table:table-cell table:style-name="ce166" table:content-validation-name="val1"/>
          <table:table-cell table:style-name="ce169" table:content-validation-name="val1" table:number-columns-repeated="2"/>
          <table:table-cell table:number-columns-repeated="246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 and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81];[.F8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82:.G88];[.E82:.E88])/SUM([.E82:.E88])" office:value-type="percentage" office:value="0.483959044368601" calcext:value-type="percentage">
            <text:p>48%</text:p>
          </table:table-cell>
          <table:table-cell table:style-name="ce165" table:content-validation-name="val1" table:formula="of:=[.F81]-[.D81]+1" office:value-type="float" office:value="266" calcext:value-type="float">
            <text:p>266</text:p>
          </table:table-cell>
          <table:table-cell table:style-name="ce168" table:content-validation-name="val1" table:formula="of:=SUM([.I82:.I88])" office:value-type="float" office:value="141" calcext:value-type="float">
            <text:p>141</text:p>
          </table:table-cell>
          <table:table-cell table:style-name="ce168" table:content-validation-name="val1" table:formula="of:=[.H81]-[.I81]" office:value-type="float" office:value="125" calcext:value-type="float">
            <text:p>12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18" table:content-validation-name="val1" table:formula="of:=IF(ISNUMBER([.F82]);[.F82]-[.D82]+1;&quot;&quot;)">
            <text:p/>
          </table:table-cell>
          <table:table-cell table:style-name="ce164" table:content-validation-name="val1" table:formula="of:=IF(ISNUMBER([.E82]);ROUNDDOWN([.E82]*[.G8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3];[.F8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3]);[.F83]-[.D83]+1;&quot;&quot;)" office:value-type="float" office:value="32" calcext:value-type="float">
            <text:p>32</text:p>
          </table:table-cell>
          <table:table-cell table:style-name="ce169" table:content-validation-name="val1" table:formula="of:=IF(ISNUMBER([.E83]);ROUNDDOWN([.E83]*[.G83];0);&quot;&quot;)" office:value-type="float" office:value="22" calcext:value-type="float">
            <text:p>22</text:p>
          </table:table-cell>
          <table:table-cell table:style-name="ce170" table:content-validation-name="val1" table:formula="of:=[.H83]-[.I83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4];[.F8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4]);[.F84]-[.D8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4]);ROUNDDOWN([.E84]*[.G84];0);&quot;&quot;)" office:value-type="float" office:value="81" calcext:value-type="float">
            <text:p>81</text:p>
          </table:table-cell>
          <table:table-cell table:style-name="ce170" table:content-validation-name="val1" table:formula="of:=[.H84]-[.I84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5];[.F8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5]);[.F85]-[.D85]+1;&quot;&quot;)" office:value-type="float" office:value="32" calcext:value-type="float">
            <text:p>32</text:p>
          </table:table-cell>
          <table:table-cell table:style-name="ce169" table:content-validation-name="val1" table:formula="of:=IF(ISNUMBER([.E85]);ROUNDDOWN([.E85]*[.G85];0);&quot;&quot;)" office:value-type="float" office:value="22" calcext:value-type="float">
            <text:p>22</text:p>
          </table:table-cell>
          <table:table-cell table:style-name="ce170" table:content-validation-name="val1" table:formula="of:=[.H85]-[.I85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18" table:content-validation-name="val1"/>
          <table:table-cell table:style-name="ce164" table:content-validation-name="val1" table:formula="of:=IF(ISNUMBER([.E86]);ROUNDDOWN([.E86]*[.G86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7];[.F8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7]);[.F87]-[.D8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7]);ROUNDDOWN([.E87]*[.G87];0);&quot;&quot;)" office:value-type="float" office:value="8" calcext:value-type="float">
            <text:p>8</text:p>
          </table:table-cell>
          <table:table-cell table:style-name="ce170" table:content-validation-name="val1" table:formula="of:=[.H87]-[.I87]" office:value-type="float" office:value="107" calcext:value-type="float">
            <text:p>107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88];[.F8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8]);[.F88]-[.D8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88]);ROUNDDOWN([.E88]*[.G88];0);&quot;&quot;)" office:value-type="float" office:value="8" calcext:value-type="float">
            <text:p>8</text:p>
          </table:table-cell>
          <table:table-cell table:style-name="ce170" table:content-validation-name="val1" table:formula="of:=[.H88]-[.I88]" office:value-type="float" office:value="113" calcext:value-type="float">
            <text:p>113</text:p>
          </table:table-cell>
          <table:table-cell table:number-columns-repeated="7"/>
          <table:table-cell table:style-name="ce177" table:number-columns-repeated="5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4" table:number-columns-repeated="7"/>
          <table:table-cell table:number-columns-repeated="246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1];[.F91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92:.G99];[.E92:.E99])/SUM([.E92:.E99])" office:value-type="percentage" office:value="0" calcext:value-type="percentage">
            <text:p>0%</text:p>
          </table:table-cell>
          <table:table-cell table:style-name="ce165" table:content-validation-name="val1" table:formula="of:=[.F91]-[.D91]+1" office:value-type="float" office:value="101" calcext:value-type="float">
            <text:p>101</text:p>
          </table:table-cell>
          <table:table-cell table:style-name="ce168" table:content-validation-name="val1" table:formula="of:=SUM([.I92:.I93])" office:value-type="float" office:value="0" calcext:value-type="float">
            <text:p>0</text:p>
          </table:table-cell>
          <table:table-cell table:style-name="ce168" table:content-validation-name="val1" table:formula="of:=[.H91]-[.I91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18" table:content-validation-name="val1" table:formula="of:=IF(ISNUMBER([.F92]);[.F92]-[.D92]+1;&quot;&quot;)">
            <text:p/>
          </table:table-cell>
          <table:table-cell table:style-name="ce164" table:content-validation-name="val1" table:formula="of:=IF(ISNUMBER([.E92]);ROUNDDOWN([.E92]*[.G9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3];[.F9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3]);[.F93]-[.D9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70" table:content-validation-name="val1" table:formula="of:=[.H93]-[.I93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4];[.F9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4]);[.F94]-[.D9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4]);ROUNDDOWN([.E94]*[.G94];0);&quot;&quot;)" office:value-type="float" office:value="0" calcext:value-type="float">
            <text:p>0</text:p>
          </table:table-cell>
          <table:table-cell table:style-name="ce170" table:content-validation-name="val1" table:formula="of:=[.H94]-[.I94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5]);[.F95]-[.D9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6]);[.F96]-[.D9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18" table:content-validation-name="val1"/>
          <table:table-cell table:style-name="ce164" table:content-validation-name="val1" table:formula="of:=IF(ISNUMBER([.E97]);ROUNDDOWN([.E97]*[.G9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8];[.F98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8]);[.F98]-[.D98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array optimizations in ice, Hpol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9];[.F99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9]);[.F99]-[.D9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9]);ROUNDDOWN([.E99]*[.G99];0);&quot;&quot;)" office:value-type="float" office:value="0" calcext:value-type="float">
            <text:p>0</text:p>
          </table:table-cell>
          <table:table-cell table:style-name="ce170" table:content-validation-name="val1" table:formula="of:=[.H99]-[.I99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102];[.F102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103:.G107];[.E103:.E107])/SUM([.E103:.E107])" office:value-type="percentage" office:value="0" calcext:value-type="percentage">
            <text:p>0%</text:p>
          </table:table-cell>
          <table:table-cell table:style-name="ce165" table:content-validation-name="val1" table:formula="of:=[.F102]-[.D102]+1" office:value-type="float" office:value="101" calcext:value-type="float">
            <text:p>101</text:p>
          </table:table-cell>
          <table:table-cell table:style-name="ce168" table:content-validation-name="val1" table:formula="of:=SUM([.I103:.I105])" office:value-type="float" office:value="0" calcext:value-type="float">
            <text:p>0</text:p>
          </table:table-cell>
          <table:table-cell table:style-name="ce168" table:content-validation-name="val1" table:formula="of:=[.H102]-[.I102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18" table:content-validation-name="val1" table:formula="of:=IF(ISNUMBER([.F103]);[.F103]-[.D103]+1;&quot;&quot;)">
            <text:p/>
          </table:table-cell>
          <table:table-cell table:style-name="ce164" table:content-validation-name="val1" table:formula="of:=IF(ISNUMBER([.E103]);ROUNDDOWN([.E103]*[.G10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4];[.F10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4]);[.F104]-[.D10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4]);ROUNDDOWN([.E104]*[.G104];0);&quot;&quot;)" office:value-type="float" office:value="0" calcext:value-type="float">
            <text:p>0</text:p>
          </table:table-cell>
          <table:table-cell table:style-name="ce170" table:content-validation-name="val1" table:formula="of:=[.H104]-[.I104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5];[.F10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5]);[.F105]-[.D10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5]);ROUNDDOWN([.E105]*[.G105];0);&quot;&quot;)" office:value-type="float" office:value="0" calcext:value-type="float">
            <text:p>0</text:p>
          </table:table-cell>
          <table:table-cell table:style-name="ce170" table:content-validation-name="val1" table:formula="of:=[.H105]-[.I105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6];[.F10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6]);[.F106]-[.D10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6]);ROUNDDOWN([.E106]*[.G106];0);&quot;&quot;)" office:value-type="float" office:value="0" calcext:value-type="float">
            <text:p>0</text:p>
          </table:table-cell>
          <table:table-cell table:style-name="ce170" table:content-validation-name="val1" table:formula="of:=[.H106]-[.I106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7];[.F107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7]);[.F107]-[.D107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7]);ROUNDDOWN([.E107]*[.G107];0);&quot;&quot;)" office:value-type="float" office:value="0" calcext:value-type="float">
            <text:p>0</text:p>
          </table:table-cell>
          <table:table-cell table:style-name="ce170" table:content-validation-name="val1" table:formula="of:=[.H107]-[.I107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30:'Gantt Chart'.G37 'Gantt Chart'.F3:'Gantt Chart'.F3 'Gantt Chart'.G12:'Gantt Chart'.G12 'Gantt Chart'.G14:'Gantt Chart'.G15 'Gantt Chart'.G23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9:'Gantt Chart'.G99 'Gantt Chart'.G91:'Gantt Chart'.G9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2:'Gantt Chart'.G10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8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7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7"/>
        <table:named-range table:name="Holidays" table:base-cell-address="$'Gantt Chart'.$A$1" table:cell-range-address="$'Gantt Chart'.$C$66:.$C$94"/>
        <table:named-range table:name="Print_Area" table:base-cell-address="$'Gantt Chart'.$A$1" table:cell-range-address="$'Gantt Chart'.$A$1:.$GI$37"/>
        <table:named-range table:name="Tasks_Due_Dates" table:base-cell-address="$'Gantt Chart'.$A$1" table:cell-range-address="$'Gantt Chart'.$F$11:.$F$37"/>
        <table:named-range table:name="Tasks_Duration" table:base-cell-address="$'Gantt Chart'.$A$1" table:cell-range-address="$'Gantt Chart'.$E$11:.$E$37"/>
        <table:named-range table:name="Tasks_Percent_Complete" table:base-cell-address="$'Gantt Chart'.$A$1" table:cell-range-address="$'Gantt Chart'.$G$11:.$G$37"/>
        <table:named-range table:name="Tasks_Start_Dates" table:base-cell-address="$'Gantt Chart'.$A$1" table:cell-range-address="$'Gantt Chart'.$D$11:.$D$3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1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date-style style:name="N157">
      <number:day/>
      <number:text>-</number:text>
      <number:month number:textual="true"/>
    </number:date-style>
    <number:date-style style:name="N156">
      <number:day/>
      <number:text>-</number:text>
      <number:month number:textual="true"/>
      <number:text>-</number:text>
      <number:year/>
    </number:date-style>
    <number:date-style style:name="N155">
      <number:month/>
      <number:text>/</number:text>
      <number:day/>
      <number:text>/</number:text>
      <number:year number:style="long"/>
    </number:dat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day number:style="long"/>
      <number:text>-</number:text>
      <number:month number:textual="true"/>
      <number:text>-</number:text>
      <number:year number:style="long"/>
    </number:date-style>
    <number:date-style style:name="N12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Gantt_20_Chart" style:display-name="PageStyle_Gantt Char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07T16:11:25.441802027</dc:date>
    <meta:editing-cycles>357</meta:editing-cycles>
    <meta:editing-duration>PT22H33M56S</meta:editing-duration>
    <meta:generator>LibreOffice/7.3.7.2$Linux_X86_64 LibreOffice_project/30$Build-2</meta:generator>
    <meta:document-statistic meta:table-count="1" meta:cell-count="652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